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6"/>
    <style:style style:name="P10" style:family="paragraph" style:parent-style-name="Heading_20_1">
      <style:paragraph-properties fo:break-before="page"/>
    </style:style>
    <style:style style:name="T1"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with drools-solver</text:h>
      <text:h text:style-name="Heading_20_2" text:outline-level="2">Talks</text:h>
      <text:list text:style-name="L1">
        <text:list-item>
          <text:p text:style-name="P1">Javapolis 2007</text:p>
        </text:list-item>
      </text:list>
      <text:h text:style-name="Heading_20_2" text:outline-level="2">Abstract</text:h>
      <text:p text:style-name="Text_20_body">Drools-solver combines a search algorithm with the power of the drools rule engine to solve planning problems, such as:</text:p>
      <text:list text:style-name="L2">
        <text:list-item>
          <text:p text:style-name="P2">Employee shift rostering</text:p>
        </text:list-item>
      </text:list>
      <text:list text:style-name="L3">
        <text:list-item>
          <text:p text:style-name="P3">Freight routing</text:p>
        </text:list-item>
      </text:list>
      <text:list text:style-name="L4">
        <text:list-item>
          <text:p text:style-name="P4">Supply sorting</text:p>
        </text:list-item>
      </text:list>
      <text:list text:style-name="L5">
        <text:list-item>
          <text:p text:style-name="P5">Lesson scheduling</text:p>
        </text:list-item>
      </text:list>
      <text:list text:style-name="L6">
        <text:list-item>
          <text:p text:style-name="P6">Exam scheduling</text:p>
        </text:list-item>
      </text:list>
      <text:list text:style-name="L7">
        <text:list-item>
          <text:p text:style-name="P7"><text:a xlink:type="simple" xlink:href="http://en.wikipedia.org/wiki/Travelling_salesman_problem" office:target-frame-name="_top" xlink:show="replace">The traveling salesman problem</text:a></text:p>
        </text:list-item>
      </text:list>
      <text:list text:style-name="L8">
        <text:list-item>
          <text:p text:style-name="P8"><text:a xlink:type="simple" xlink:href="http://mat.gsia.cmu.edu/TOURN/" office:target-frame-name="_top" xlink:show="replace">The traveling tournament problem</text:a></text:p>
        </text:list-item>
      </text:list>
      <text:p text:style-name="Text_20_body">Drools-solver supports several search algorithms, such as simple local search, tabu search and simulated annealing. You can easily switch the search algorithm, by simply changing the configuration. There's even a benchmark utility which allows you to play out the different search algorithms against each other on your planning problem.</text:p>
      <text:p text:style-name="Text_20_body">Drools-solver uses the drools rule engine to calculate the score, based on score rules. This allows you to easily add hard and soft constraints in your score function, simply by adding a score rule.</text:p>
      <text:p text:style-name="Text_20_body">In this session, Geoffrey, main developer of drools-solver, will first demonstrate some of the complex examples and then take you through the source code for solving an n queens puzzle with drools-solver.</text:p>
      <text:h text:style-name="Heading_20_2" text:outline-level="2">Speaker</text:h>
      <text:p text:style-name="Text_20_body">Geoffrey De Smet</text:p>
      <text:h text:style-name="P10" text:outline-level="1">Planning examination timetables with Drools Solver</text:h>
      <text:h text:style-name="Heading_20_2" text:outline-level="2">Talks</text:h>
      <text:list text:style-name="L1">
        <text:list-item>
          <text:p text:style-name="P1">Devoxx (AKA Javapolis) 2008</text:p>
        </text:list-item>
      </text:list>
      <text:h text:style-name="Heading_20_2" text:outline-level="2">Abstract</text:h>
      <text:p text:style-name="Text_20_body">Drools Solver solves planning problems. In this session, we'll take a look at the use case of examination timetabling. We'll need to assign exams to periods as well as rooms, while irritating the enrolled students as little as possible.</text:p>
      <text:p text:style-name="Text_20_body">First, we 'll see how we can easily define a scalable score function with rules. Constraints such as these become maintainable and readable:</text:p>
      <text:list text:style-name="L16">
        <text:list-item>
          <text:p text:style-name="P9">No student can attend 2 exams in the same period</text:p>
        </text:list-item>
        <text:list-item>
          <text:p text:style-name="P9">No exam can take longer than the period's duration</text:p>
        </text:list-item>
        <text:list-item>
          <text:p text:style-name="P9">No room should exceed it's available seating</text:p>
        </text:list-item>
        <text:list-item>
          <text:p text:style-name="P9">Some constraints should be avoided, as much as possible:</text:p>
          <text:list>
            <text:list-item>
              <text:p text:style-name="P9">A student that has 2 exams in a day</text:p>
            </text:list-item>
            <text:list-item>
              <text:p text:style-name="P9">Exams of different durations in the same room at the same time</text:p>
            </text:list-item>
            <text:list-item>
              <text:p text:style-name="P9">Large exams near the end of the schedule</text:p>
            </text:list-item>
          </text:list>
        </text:list-item>
        <text:list-item>
          <text:p text:style-name="P9">... and many more</text:p>
        </text:list-item>
      </text:list>
      <text:p text:style-name="Text_20_body">Secondly, we'll investigate how we can find a good solution out of an astonishing 10^5000 possible solutions with tabu search.</text:p>
      <text:p text:style-name="Text_20_body">This use case is defined by the International Timetabling Competition 2007. It uses large data sets from real-world institutions. Geoffrey, main developer of Drools Solver, participated in the competition with an early, untweaked version of his Drools Solver and finished 4<text:span text:style-name="T1">th</text:span>. The complete example (as well as several others) is available for download from the Drools website.</text:p>
      <text:p text:style-name="Text_20_body">For more information about Drools Solver, take a look a <text:a xlink:type="simple" xlink:href="http://blog.athico.com/search/label/solver">the Drools team blog</text:a> or <text:a xlink:type="simple" xlink:href="http://java.dzone.com/articles/solving-planning-problems-intr">this introduction article</text:a>.</text:p>
      <text:h text:style-name="Heading_20_2" text:outline-level="2">Speaker</text:h>
      <text:p text:style-name="Text_20_body">Geoffrey De S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Kop1" style:family="paragraph" style:parent-style-name="Standard">
      <style:text-properties fo:font-size="18pt" fo:font-weight="bold" style:font-size-asian="18pt" style:font-weight-asian="bold" style:font-size-complex="18pt" style:font-weight-complex="bold"/>
    </style:style>
    <style:style style:name="Kop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atlijn"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Achtergrondobjecten" style:family="paragraph">
      <style:paragraph-properties style:text-autospace="none"/>
    </style:style>
    <style:style style:name="Achtergrond" style:family="paragraph">
      <style:paragraph-properties style:text-autospace="none"/>
    </style:style>
    <style:style style:name="Notities"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Overzicht_20_1" style:display-name="Overzicht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verzicht_20_2" style:display-name="Overzicht 2" style:family="paragraph" style:parent-style-name="Overzicht_20_1">
      <style:paragraph-properties fo:margin-left="0cm" fo:margin-right="0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left="0cm" fo:margin-right="0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text-properties fo:font-size="20pt" style:font-size-asian="20pt" style:font-size-complex="20pt"/>
    </style:style>
    <style:style style:name="Overzicht_20_5" style:display-name="Overzicht 5" style:family="paragraph" style:parent-style-name="Overzicht_20_4"/>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cool_7e_LT_7e_Hintergrundobjekte" style:display-name="lyt-cool~LT~Hintergrundobjekte" style:family="paragraph">
      <style:paragraph-properties style:text-autospace="none"/>
    </style:style>
    <style:style style:name="lyt-cool_7e_LT_7e_Hintergrund" style:display-name="lyt-cool~LT~Hintergrund"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9-24T14:21:19</meta:creation-date>
    <dc:creator>Geoffrey Smet</dc:creator>
    <dc:date>2008-10-19T15:42:17</dc:date>
    <meta:editing-cycles>33</meta:editing-cycles>
    <meta:editing-duration>PT3H47M20S</meta:editing-duration>
    <meta:user-defined meta:name="Info 1"/>
    <meta:user-defined meta:name="Info 2"/>
    <meta:user-defined meta:name="Info 3"/>
    <meta:user-defined meta:name="Info 4"/>
    <meta:document-statistic meta:table-count="0" meta:image-count="0" meta:object-count="0" meta:page-count="2" meta:paragraph-count="36" meta:word-count="414" meta:character-count="2547"/>
  </office:meta>
</office:document-meta>
</file>